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FB000000D0F1802C42D459ADD4.png" manifest:media-type="image/png"/>
  <manifest:file-entry manifest:full-path="Pictures/100000000000024F0000018671EEB877C6729423.png" manifest:media-type="image/png"/>
  <manifest:file-entry manifest:full-path="Pictures/100000000000024C000001854798F3BB54FC654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3.795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636cm" svg:height="10.318cm" svg:x="1.62cm" svg:y="1.985cm">
          <draw:image xlink:href="Pictures/100000000000024F0000018671EEB877C6729423.png" xlink:type="simple" xlink:show="embed" xlink:actuate="onLoad">
            <text:p/>
          </draw:image>
        </draw:frame>
        <draw:frame draw:style-name="gr1" draw:text-style-name="P1" draw:layer="layout" svg:width="15.557cm" svg:height="10.291cm" svg:x="2.143cm" svg:y="13.011cm">
          <draw:image xlink:href="Pictures/100000000000024C000001854798F3BB54FC6541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2" draw:text-style-name="P2" draw:layer="layout" svg:width="15.906cm" svg:height="5.338cm" svg:x="2.874cm" svg:y="4.556cm">
          <draw:image xlink:href="Pictures/10000000000002FB000000D0F1802C42D459ADD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4T15:03:58.898951140</meta:creation-date>
    <meta:generator>LibreOffice/6.0.7.3$Linux_X86_64 LibreOffice_project/00m0$Build-3</meta:generator>
    <dc:date>2019-03-16T10:04:33.990417583</dc:date>
    <meta:editing-duration>PT59M54S</meta:editing-duration>
    <meta:editing-cycles>2</meta:editing-cycles>
    <meta:document-statistic meta:object-count="3"/>
  </office:meta>
</office:document-meta>
</file>